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564cm" fo:min-width="1.314cm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0.9cm" svg:x="2.2cm" svg:y="2.7cm">
          <text:p text:style-name="P1"><text:span text:style-name="T1">Beam_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40:52.261786504</meta:creation-date>
    <dc:date>2020-06-08T11:19:45.849500445</dc:date>
    <meta:editing-duration>PT3H24M53S</meta:editing-duration>
    <meta:editing-cycles>15</meta:editing-cycles>
    <meta:generator>LibreOffice/6.0.7.3$Linux_X86_64 LibreOffice_project/00m0$Build-3</meta:generator>
    <meta:document-statistic meta:object-count="1"/>
  </office:meta>
</office:document-meta>
</file>